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urrentMapCacheManagerTests.testDynamic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oncurrentMapCacheManagerTests.testStatic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ConcurrentMapCacheManagerTests.testChangeStoreB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